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2" style:family="graphic" style:parent-style-name="standard">
      <style:graphic-properties draw:textarea-horizontal-align="justify" draw:textarea-vertical-align="middle" draw:auto-grow-height="false" fo:min-height="1.285cm" fo:min-width="1.03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583cm" fo:min-width="0.30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 style:text-underline-style="none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xml:id="id6" draw:id="id6" draw:layer="layout" svg:width="1.844cm" svg:height="1.843cm" svg:x="3.498cm" svg:y="7.6cm">
            <text:p text:style-name="P1"><text:span text:style-name="T1">+</text:span></text:p>
            <text:p text:style-name="P1"><text:span text:style-name="T1">-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3" draw:id="id3">
            <draw:custom-shape draw:style-name="gr2" draw:text-style-name="P1" draw:layer="layout" svg:width="1.533cm" svg:height="1.535cm" draw:transform="rotate (-3.14159265358979) translate (12.169cm 5.5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12.2cm" svg:y1="5.6cm" svg:x2="10.533cm" svg:y2="5.6cm">
              <text:p/>
            </draw:line>
          </draw:g>
          <draw:g xml:id="id2" draw:id="id2">
            <draw:custom-shape draw:style-name="gr4" draw:text-style-name="P1" draw:layer="layout" svg:width="0.805cm" svg:height="1.833cm" svg:x="8.996cm" svg:y="7.641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3" draw:layer="layout" svg:x1="9.404cm" svg:y1="7.647cm" svg:x2="9.42cm" svg:y2="6.8cm">
              <text:p/>
            </draw:line>
            <draw:line draw:style-name="gr3" draw:text-style-name="P3" draw:layer="layout" svg:x1="9.404cm" svg:y1="10.349cm" svg:x2="9.42cm" svg:y2="9.502cm">
              <text:p/>
            </draw:line>
          </draw:g>
          <draw:g xml:id="id1" draw:id="id1">
            <draw:custom-shape draw:style-name="gr2" draw:text-style-name="P1" draw:layer="layout" svg:width="1.533cm" svg:height="1.535cm" draw:transform="rotate (-3.14159265358979) translate (8.168cm 5.5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8.199cm" svg:y1="5.6cm" svg:x2="6.532cm" svg:y2="5.6cm">
              <text:p/>
            </draw:line>
          </draw:g>
          <draw:g xml:id="id5" draw:id="id5">
            <draw:custom-shape draw:style-name="gr2" draw:text-style-name="P1" draw:layer="layout" svg:width="1.533cm" svg:height="1.535cm" draw:transform="rotate (-3.14159265358979) translate (12.169cm 13.0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12.2cm" svg:y1="13.1cm" svg:x2="10.533cm" svg:y2="13.1cm">
              <text:p/>
            </draw:line>
          </draw:g>
          <draw:g xml:id="id4" draw:id="id4">
            <draw:custom-shape draw:style-name="gr2" draw:text-style-name="P1" draw:layer="layout" svg:width="1.533cm" svg:height="1.535cm" draw:transform="rotate (-3.14159265358979) translate (8.168cm 13.0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8.199cm" svg:y1="13.1cm" svg:x2="6.532cm" svg:y2="13.1cm">
              <text:p/>
            </draw:line>
          </draw:g>
          <draw:connector draw:style-name="gr5" draw:text-style-name="P1" draw:layer="layout" svg:x1="7.365cm" svg:y1="5.6cm" svg:x2="9.398cm" svg:y2="6.8cm" draw:start-shape="id1" draw:start-glue-point="2" draw:end-shape="id2" draw:end-glue-point="0" svg:d="M7365 5600v600h2033v600" svg:viewBox="0 0 2034 1201">
            <text:p/>
          </draw:connector>
          <draw:connector draw:style-name="gr5" draw:text-style-name="P1" draw:layer="layout" svg:x1="11.366cm" svg:y1="5.6cm" svg:x2="9.398cm" svg:y2="6.8cm" draw:start-shape="id3" draw:start-glue-point="2" draw:end-shape="id2" draw:end-glue-point="0" svg:d="M11366 5600v600h-1968v600" svg:viewBox="0 0 1969 1201">
            <text:p/>
          </draw:connector>
          <draw:connector draw:style-name="gr5" draw:text-style-name="P1" draw:layer="layout" svg:x1="7.365cm" svg:y1="11.535cm" svg:x2="9.398cm" svg:y2="10.349cm" draw:start-shape="id4" draw:start-glue-point="0" draw:end-shape="id2" draw:end-glue-point="2" svg:d="M7365 11535v-569h2033v-617" svg:viewBox="0 0 2034 1187">
            <text:p/>
          </draw:connector>
          <draw:connector draw:style-name="gr5" draw:text-style-name="P1" draw:layer="layout" svg:x1="11.366cm" svg:y1="11.535cm" svg:x2="9.398cm" svg:y2="10.349cm" draw:start-shape="id5" draw:start-glue-point="0" draw:end-shape="id2" draw:end-glue-point="2" svg:d="M11366 11535v-569h-1968v-617" svg:viewBox="0 0 1969 1187">
            <text:p/>
          </draw:connector>
          <draw:connector draw:style-name="gr5" draw:text-style-name="P1" draw:layer="layout" svg:x1="4.42cm" svg:y1="7.6cm" svg:x2="7.365cm" svg:y2="4.035cm" draw:start-shape="id6" draw:start-glue-point="4" draw:end-shape="id1" draw:end-glue-point="0" svg:d="M4420 7600v-4067h2945v502" svg:viewBox="0 0 2946 4068">
            <text:p/>
          </draw:connector>
          <draw:connector draw:style-name="gr5" draw:text-style-name="P1" draw:layer="layout" svg:x1="4.42cm" svg:y1="9.443cm" svg:x2="7.365cm" svg:y2="13.1cm" draw:start-shape="id6" draw:start-glue-point="8" draw:end-shape="id4" draw:end-glue-point="2" svg:d="M4420 9443v4207h2945v-550" svg:viewBox="0 0 2946 4208">
            <text:p/>
          </draw:connector>
          <draw:connector draw:style-name="gr5" draw:text-style-name="P1" draw:layer="layout" draw:line-skew="0cm -4.914cm 0.75cm" svg:x1="4.42cm" svg:y1="7.6cm" svg:x2="11.366cm" svg:y2="13.1cm" draw:start-shape="id6" draw:start-glue-point="4" draw:end-shape="id5" draw:end-glue-point="2" svg:d="M4420 7600v-502h-1420v7302h8366v-1300" svg:viewBox="0 0 8367 7303">
            <text:p/>
          </draw:connector>
          <draw:connector draw:style-name="gr5" draw:text-style-name="P1" draw:layer="layout" draw:line-skew="0cm -0.533cm" svg:x1="2.798cm" svg:y1="10cm" svg:x2="11.366cm" svg:y2="4.035cm" draw:start-shape="id7" draw:start-glue-point="3" draw:end-shape="id3" draw:end-glue-point="0" svg:d="M2798 10000h-502v-7000h9070v1035" svg:viewBox="0 0 9071 7001">
            <text:p/>
          </draw:connector>
          <draw:custom-shape draw:style-name="gr6" draw:text-style-name="P1" xml:id="id7" draw:id="id7" draw:layer="layout" svg:width="0.401cm" svg:height="0.4cm" svg:x="2.798cm" svg:y="9.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onnector draw:style-name="gr5" draw:text-style-name="P1" draw:layer="layout" svg:x1="3.199cm" svg:y1="10cm" svg:x2="4.42cm" svg:y2="9.443cm" draw:start-shape="id7" draw:start-glue-point="1" draw:end-shape="id6" draw:end-glue-point="8" svg:d="M3199 10000h1221v-557" svg:viewBox="0 0 1222 558">
            <text:p/>
          </draw:connector>
          <draw:frame draw:style-name="gr7" draw:text-style-name="P4" draw:layer="layout" svg:width="1.4cm" svg:height="0.962cm" svg:x="7.6cm" svg:y="8cm">
            <draw:text-box>
              <text:p><text:span text:style-name="T1">R</text:span></text:p>
            </draw:text-box>
          </draw:frame>
          <draw:frame draw:style-name="gr8" draw:text-style-name="P4" draw:layer="layout" svg:width="1.4cm" svg:height="2.639cm" svg:x="4.422cm" svg:y="6.486cm">
            <draw:text-box>
              <text:p><text:span text:style-name="T1">v</text:span><text:span text:style-name="T2">i</text:span></text:p>
            </draw:text-box>
          </draw:frame>
          <draw:frame draw:style-name="gr9" draw:text-style-name="P4" draw:layer="layout" svg:width="0.875cm" svg:height="0.962cm" svg:x="9.727cm" svg:y="6.438cm">
            <draw:text-box>
              <text:p><text:span text:style-name="T1">+</text:span></text:p>
            </draw:text-box>
          </draw:frame>
          <draw:frame draw:style-name="gr9" draw:text-style-name="P4" draw:layer="layout" svg:width="0.713cm" svg:height="0.962cm" svg:x="9.727cm" svg:y="9.638cm">
            <draw:text-box>
              <text:p><text:span text:style-name="T1">-</text:span></text:p>
            </draw:text-box>
          </draw:frame>
          <draw:frame draw:style-name="gr10" draw:text-style-name="P4" draw:layer="layout" svg:width="1.4cm" svg:height="3.501cm" svg:x="11.4cm" svg:y="8cm">
            <draw:text-box>
              <text:p><text:span text:style-name="T1">v</text:span><text:span text:style-name="T2">o</text:span></text:p>
            </draw:text-box>
          </draw:frame>
        </draw:g>
        <draw:frame draw:style-name="gr11" draw:text-style-name="P5" draw:layer="layout" svg:width="3.2cm" svg:height="1.114cm" svg:x="5.8cm" svg:y="15.9cm">
          <draw:text-box>
            <text:p>v<text:span text:style-name="T3">out <text:s/></text:span><text:span text:style-name="T4">= |v</text:span><text:span text:style-name="T3">in</text:span><text:span text:style-name="T4">|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66cm" svg:height="7.047cm" svg:x="3.164cm" svg:y="2.397cm"/>
      <draw:page-thumbnail draw:layer="backgroundobjects" svg:width="4.966cm" svg:height="7.047cm" svg:x="3.164cm" svg:y="10.445cm"/>
      <draw:page-thumbnail draw:layer="backgroundobjects" svg:width="4.966cm" svg:height="7.047cm" svg:x="3.164cm" svg:y="18.493cm"/>
      <draw:page-thumbnail draw:layer="backgroundobjects" svg:width="4.966cm" svg:height="7.047cm" svg:x="13.459cm" svg:y="2.397cm"/>
      <draw:page-thumbnail draw:layer="backgroundobjects" svg:width="4.966cm" svg:height="7.047cm" svg:x="13.459cm" svg:y="10.445cm"/>
      <draw:page-thumbnail draw:layer="backgroundobjects" svg:width="4.966cm" svg:height="7.047cm" svg:x="13.459cm" svg:y="18.493cm"/>
    </style:handout-master>
    <style:master-page style:name="Default" style:page-layout-name="PM1" draw:style-name="Mdp1">
      <draw:frame presentation:style-name="Default-title" draw:layer="backgroundobjects" svg:width="11.52cm" svg:height="3.171cm" svg:x="1.64cm" svg:y="1.757cm" presentation:class="title" presentation:placeholder="true">
        <draw:text-box/>
      </draw:frame>
      <draw:frame presentation:style-name="Default-outline1" draw:layer="backgroundobjects" svg:width="11.52cm" svg:height="11.019cm" svg:x="1.64cm" svg:y="5.444cm" presentation:class="outline" presentation:placeholder="true">
        <draw:text-box/>
      </draw:frame>
      <draw:frame presentation:style-name="Mpr1" draw:text-style-name="MP2" draw:layer="backgroundobjects" svg:width="2.982cm" svg:height="1.309cm" svg:x="1.64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57cm" svg:height="1.309cm" svg:x="5.376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2cm" svg:height="1.309cm" svg:x="10.176cm" svg:y="18.3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8T15:36:24.406865423</dc:date>
    <meta:editing-duration>PT13M38S</meta:editing-duration>
    <meta:editing-cycles>3</meta:editing-cycles>
    <meta:generator>LibreOffice/6.0.7.3$Linux_X86_64 LibreOffice_project/00m0$Build-3</meta:generator>
    <meta:document-statistic meta:object-count="57"/>
  </office:meta>
</office:document-meta>
</file>